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" style:family="paragraph" style:parent-style-name="Text">
      <style:paragraph-properties fo:margin-top="0.212cm" fo:margin-bottom="0.212cm"/>
    </style:style>
    <style:style style:name="P4" style:family="paragraph" style:parent-style-name="Standard">
      <style:paragraph-properties fo:break-before="page"/>
    </style:style>
    <style:style style:name="P5" style:family="paragraph" style:parent-style-name="Heading">
      <style:text-properties fo:font-size="22pt" style:font-size-asian="22pt" style:font-size-complex="22pt"/>
    </style:style>
    <style:style style:name="T1" style:family="text">
      <style:text-properties fo:language="en" fo:country="GB"/>
    </style:style>
    <style:style style:name="T2" style:family="text">
      <style:text-properties fo:font-size="10pt"/>
    </style:style>
    <style:style style:name="T3" style:family="text">
      <style:text-properties fo:font-size="10pt" fo:font-weight="bold" style:font-weight-asian="bold" style:font-weight-complex="bold"/>
    </style:style>
    <style:style style:name="T4" style:family="text">
      <style:text-properties fo:font-size="10pt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scheck backup management</text:p>
      <text:p text:style-name="Text_20_body">Henrik Andreasson</text:p>
      <text:p text:style-name="Text_20_body">kinneh@users.sourceforge.net </text:p>
      <text:p text:style-name="Text_20_body">2010-10-12</text:p>
      <text:h text:style-name="Heading_20_1" text:outline-level="1">Introduction</text:h>
      <text:p text:style-name="Standard"/>
      <text:p text:style-name="Standard">Syscheck has the posibillity to backup the database to a file in several different locations, these can be used to save hourly, daily, monthly and yearly backups in different locations and save those in different amount of times.</text:p>
      <text:p text:style-name="Standard">Default values of saving the different backups can be adjusted in the config file for “clean old backups script” (&lt;syscheck&gt;/config/908.config) </text:p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">Introduction<text:tab/>1</text:p>
          <text:p text:style-name="P1">Add the different backups to crontab<text:tab/>2</text:p>
          <text:p text:style-name="P1">Make new backup dirs<text:tab/>2</text:p>
          <text:p text:style-name="P1">Enable the clean old backups script<text:tab/>2</text:p>
          <text:p text:style-name="P1">Verify the config file<text:tab/>3</text:p>
          <text:p text:style-name="P1">Add clean old backups to crontab<text:tab/>3</text:p>
        </text:index-body>
      </text:table-of-content>
      <text:p text:style-name="Standard"/>
      <text:p text:style-name="P4"/>
      <text:h text:style-name="Heading_20_2" text:outline-level="2">Add the different backups to crontab</text:h>
      <text:p text:style-name="code">$ sudo crontab -e</text:p>
      <text:p text:style-name="code"># hourly backups at 10 mins past every hour</text:p>
      <text:p text:style-name="code">10 * * * * /usr/local/certificate-services/syscheck/related-enabled/904_make_mysql_db_backup.sh</text:p>
      <text:p text:style-name="code"/>
      <text:p text:style-name="code"># daily backups 03:10</text:p>
      <text:p text:style-name="code">10 3 * * * /usr/local/certificate-services/syscheck/related-enabled/904_make_mysql_db_backup.sh --daily</text:p>
      <text:p text:style-name="code"/>
      <text:p text:style-name="code"># weekly backups on sundays 03:20</text:p>
      <text:p text:style-name="code">20 3 * * 7 /usr/local/certificate-services/syscheck/related-enabled/904_make_mysql_db_backup.sh --weekly</text:p>
      <text:p text:style-name="code"/>
      <text:p text:style-name="code"># monthly backups on first day of month 3:30</text:p>
      <text:p text:style-name="code">30 3 1 * * /usr/local/certificate-services/syscheck/related-enabled/904_make_mysql_db_backup.sh --monthly</text:p>
      <text:p text:style-name="code"/>
      <text:p text:style-name="code"># yearly backup on first of januari 3:40</text:p>
      <text:p text:style-name="code">40 3 1 1 * /usr/local/certificate-services/syscheck/related-enabled/904_make_mysql_db_backup.sh --yearly</text:p>
      <text:h text:style-name="Heading_20_2" text:outline-level="2">Make new backup dirs</text:h>
      <text:p text:style-name="code"><text:span text:style-name="T2">username@smartcard20-node1:/usr/local&gt; </text:span><text:span text:style-name="T3">sudo mkdir /backup/mysql/default</text:span></text:p>
      <text:p text:style-name="code"><text:span text:style-name="T4">username@smartcard20-node1:/usr/local&gt; </text:span><text:span text:style-name="T3">sudo mkdir /backup/mysql/daily</text:span></text:p>
      <text:p text:style-name="code"><text:span text:style-name="T4">username@smartcard20-node1:/usr/local&gt; </text:span><text:span text:style-name="T3">sudo mkdir /backup/mysql/weekly</text:span></text:p>
      <text:p text:style-name="code"><text:span text:style-name="T4">username@smartcard20-node1:/usr/local&gt; </text:span><text:span text:style-name="T3">sudo mkdir /backup/mysql/monthly</text:span></text:p>
      <text:p text:style-name="code"><text:span text:style-name="T4">username@smartcard20-node1:/usr/local&gt; </text:span><text:span text:style-name="T3">sudo mkdir /backup/mysql/yearly</text:span></text:p>
      <text:p text:style-name="P3"><text:span text:style-name="T1"/></text:p>
      <text:h text:style-name="Heading_20_2" text:outline-level="2"><text:span text:style-name="T1">Enable the clean old backups script</text:span></text:h>
      <text:p text:style-name="code"><text:span text:style-name="T1">cd /usr/local/certificate-services/syscheck/related-enabled/</text:span></text:p>
      <text:p text:style-name="code"><text:span text:style-name="T1">smartcard20:/usr/local/certificate-services/syscheck/related-enabled# sudo ln -s ../related-available/908_clean_old_backups.sh .</text:span></text:p>
      <text:h text:style-name="Heading_20_2" text:outline-level="2"><text:soft-page-break/><text:span text:style-name="T1">Verify the config file</text:span></text:h>
      <text:p text:style-name="code"><text:span text:style-name="T1">$ sudo vi /usr/local/certificate-services/syscheck/config/908.config</text:span></text:p>
      <text:p text:style-name="code"><text:span text:style-name="T1">### config for 908_clean_old_backups.sh</text:span></text:p>
      <text:p text:style-name="code"><text:span text:style-name="T1"/></text:p>
      <text:p text:style-name="code"><text:span text:style-name="T1">KEEPDAYS[0]=10;</text:span></text:p>
      <text:p text:style-name="code"><text:span text:style-name="T1">BACKUPDIR[0]="/backup/mysql/default/";</text:span></text:p>
      <text:p text:style-name="code"><text:span text:style-name="T1">DATESTR[0]=`${SYSCHECK_HOME}/lib/x-days-ago-datestring.pl ${KEEPDAYS[0]} <text:s/>2&gt;/dev/null`;</text:span></text:p>
      <text:p text:style-name="code"><text:span text:style-name="T1">FILENAME[0]="${BACKUPDIR[0]}/ejbcabackup-${DATESTR[0]}*"</text:span></text:p>
      <text:p text:style-name="code"><text:span text:style-name="T1"/></text:p>
      <text:p text:style-name="code"><text:span text:style-name="T1">KEEPDAYS[1]=30;</text:span></text:p>
      <text:p text:style-name="code"><text:span text:style-name="T1">BACKUPDIR[1]="/backup/mysql/daily";</text:span></text:p>
      <text:p text:style-name="code"><text:span text:style-name="T1">DATESTR[1]=`${SYSCHECK_HOME}/lib/x-days-ago-datestring.pl ${KEEPDAYS[0]} <text:s/>2&gt;/dev/null`;</text:span></text:p>
      <text:p text:style-name="code"><text:span text:style-name="T1">FILENAME[1]="${BACKUPDIR[0]}/ejbcabackup-${DATESTR[0]}*"</text:span></text:p>
      <text:p text:style-name="code"><text:span text:style-name="T1"/></text:p>
      <text:p text:style-name="code"><text:span text:style-name="T1"/></text:p>
      <text:p text:style-name="code"><text:span text:style-name="T1">KEEPDAYS[2]=90;</text:span></text:p>
      <text:p text:style-name="code"><text:span text:style-name="T1">BACKUPDIR[2]="/backup/mysql/weekly/";</text:span></text:p>
      <text:p text:style-name="code"><text:span text:style-name="T1">DATESTR[2]=`${SYSCHECK_HOME}/lib/x-days-ago-datestring.pl ${KEEPDAYS[1]} <text:s/>2&gt;/dev/null`;</text:span></text:p>
      <text:p text:style-name="code"><text:span text:style-name="T1">FILENAME[2]="${BACKUPDIR[1]}/ejbcabackup-${DATESTR[1]}*"</text:span></text:p>
      <text:p text:style-name="code"><text:span text:style-name="T1"/></text:p>
      <text:p text:style-name="code"><text:span text:style-name="T1">KEEPDAYS[3]=370;</text:span></text:p>
      <text:p text:style-name="code"><text:span text:style-name="T1">BACKUPDIR[3]="/backup/mysql/monthly/";</text:span></text:p>
      <text:p text:style-name="code"><text:span text:style-name="T1">DATESTR[3]=`${SYSCHECK_HOME}/lib/x-days-ago-datestring.pl ${KEEPDAYS[1]} <text:s/>2&gt;/dev/null`;</text:span></text:p>
      <text:p text:style-name="code"><text:span text:style-name="T1">FILENAME[3]="${BACKUPDIR[1]}/ejbcabackup-${DATESTR[1]}*"</text:span></text:p>
      <text:p text:style-name="Text"><text:span text:style-name="T1"/></text:p>
      <text:h text:style-name="Heading_20_2" text:outline-level="2"><text:span text:style-name="T1">Add clean old backups to crontab</text:span></text:h>
      <text:p text:style-name="code"><text:span text:style-name="T1">$ sudo crontab -e</text:span></text:p>
      <text:p text:style-name="code"><text:span text:style-name="T1"># at 4:10 am each day clean old backups</text:span></text:p>
      <text:p text:style-name="code"><text:span text:style-name="T1">10 4 * * * /usr/local/certificate-services/syscheck/related-enabled/908_clean_old_backups.sh</text:span></text:p>
      <text:p text:style-name="Text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ext" style:family="paragraph" style:parent-style-name="Caption" style:class="extra"/>
    <style:style style:name="code" style:family="paragraph" style:parent-style-name="Text_20_body" style:next-style-name="Text">
      <style:paragraph-properties fo:background-color="#e6e6e6" fo:padding="0.035cm" fo:border="0.002cm solid #000000">
        <style:background-image/>
      </style:paragraph-properties>
      <style:text-properties fo:font-style="italic" style:font-style-asian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nrik Andreasson</meta:initial-creator>
    <meta:creation-date>2010-10-12T08:36:51</meta:creation-date>
    <meta:document-statistic meta:table-count="0" meta:image-count="0" meta:object-count="0" meta:page-count="3" meta:paragraph-count="58" meta:word-count="286" meta:character-count="3082"/>
    <dc:date>2010-10-12T08:48:44</dc:date>
    <dc:creator>Henrik Andreasson</dc:creator>
    <meta:editing-duration>PT00H11M53S</meta:editing-duration>
    <meta:editing-cycles>1</meta:editing-cycles>
    <meta:generator>OpenOffice.org/3.2$Unix OpenOffice.org_project/320m12$Build-9483</meta:generator>
  </office:meta>
</office:document-meta>
</file>